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Kings 1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LDNESS OF DAVID (1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ONSPIRACY BY ADONIJAH (1:5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COUNTERPLOT BY NATHAN (1:11-2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THE COUNTERPLOT BY NATHAN (1:11-27):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Nathan meets with Bathsheba (1:11-21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Nathan meets with David (11:22-2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Kings 1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LDNESS OF DAVID (1:1-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ONSPIRACY BY ADONIJAH (1:5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UNTERPLOT BY NATHAN (1:11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OMMAND BY DAVID (1:28-37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COMMAND BY DAVID (1:28-37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is intentions (1:28-3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His instructions (1:32-3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1 Kings 1<text:s text:c="1"/></text:span><text:span text:style-name="a501" text:class-names=""/></text:p>
          </draw:text-box>
          <svg:title/>
          <svg:desc/>
        </draw:frame>
        <draw:frame draw:id="id92" presentation:style-name="a525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COLDNESS OF DAVID (1:1-4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CONSPIRACY BY ADONIJAH (1:5-10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COUNTERPLOT BY NATHAN (1:11-27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THE COMMAND BY DAVID (1:28-3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CROWNING BY ZADOK (1:38-4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THE COMPASSION OF SOLOMON (1:41-5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 </dc:title>
    <meta:initial-creator>David STRICKLAND</meta:initial-creator>
    <dc:creator>David STRICKLAND</dc:creator>
    <meta:creation-date>2020-02-22T17:27:08Z</meta:creation-date>
    <dc:date>2020-02-22T17:27:08Z</dc:date>
    <meta:template xlink:href="BibleStudy" xlink:type="simple"/>
    <meta:editing-cycles>1</meta:editing-cycles>
    <meta:editing-duration>PT0S</meta:editing-duration>
    <meta:document-statistic meta:paragraph-count="22" meta:word-count="142"/>
  </office:meta>
</office:document-meta>
</file>